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0000000600A9BC984E18D6060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Light1" svg:font-family="'Gill Sans Light'"/>
    <style:font-face style:name="Ubunto" svg:font-family="Ubunto"/>
    <style:font-face style:name="Ubuntu Mono2" svg:font-family="'Ubuntu Mono'" style:font-family-generic="modern" style:font-pitch="fixed"/>
    <style:font-face style:name="Ubuntu Mono1" svg:font-family="'Ubuntu Mono'" style:font-adornments="Italic" style:font-family-generic="modern" style:font-pitch="fixed"/>
    <style:font-face style:name="Arial1" svg:font-family="Arial" style:font-pitch="variable"/>
    <style:font-face style:name="Gill Sans Light" svg:font-family="'Gill Sans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Ubuntu2" svg:font-family="Ubuntu" style:font-adornments="Italic" style:font-pitch="variable"/>
    <style:font-face style:name="Ubuntu Condensed" svg:font-family="'Ubuntu Condensed'" style:font-pitch="variable"/>
    <style:font-face style:name="Ubuntu Medium1" svg:font-family="'Ubuntu Medium'" style:font-pitch="variable"/>
    <style:font-face style:name="Ubuntu3" svg:font-family="Ubuntu" style:font-adornments="Italic" style:font-family-generic="modern" style:font-pitch="variable"/>
    <style:font-face style:name="Ubuntu Mono" svg:font-family="'Ubuntu Mono'" style:font-adornments="Italic" style:font-family-generic="modern" style:font-pitch="variable"/>
    <style:font-face style:name="Gill Sans Light2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Italic" style:font-family-generic="roman" style:font-pitch="variable"/>
    <style:font-face style:name="Ubuntu Medium" svg:font-family="'Ubuntu Medium'" style:font-family-generic="roman" style:font-pitch="variable"/>
    <style:font-face style:name="Ubuntu5" svg:font-family="Ubuntu" style:font-family-generic="swiss" style:font-pitch="variable"/>
    <style:font-face style:name="Ubuntu4" svg:font-family="Ubuntu" style:font-adornments="Italic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ill Sans Light3" svg:font-family="'Gill Sans Light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10.168cm"/>
    </style:style>
    <style:style style:name="gr2" style:family="graphic">
      <style:graphic-properties style:protect="size"/>
    </style:style>
    <style:style style:name="pr1" style:family="presentation" style:parent-style-name="Lecture-notes">
      <style:graphic-properties draw:fill-color="#ffffff" fo:min-height="13.364cm"/>
    </style:style>
    <style:style style:name="pr2" style:family="presentation" style:parent-style-name="Lecture-title">
      <style:graphic-properties fo:min-height="2.465cm"/>
    </style:style>
    <style:style style:name="pr3" style:family="presentation" style:parent-style-name="Lecture-outline1">
      <style:graphic-properties fo:min-height="13.37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48pt" style:font-size-asian="66pt" style:font-size-complex="66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Ubuntu Mono2" fo:font-size="26pt" style:font-size-asian="26pt" style:font-size-complex="26pt"/>
    </style:style>
    <style:style style:name="P6" style:family="paragraph">
      <style:text-properties style:font-name="Ubuntu Mono2" fo:font-size="24pt" style:font-size-asian="24pt" style:font-size-complex="24pt"/>
    </style:style>
    <style:style style:name="T1" style:family="text">
      <style:text-properties fo:font-size="48pt" style:font-size-asian="66pt" style:font-size-complex="66pt"/>
    </style:style>
    <style:style style:name="T2" style:family="text">
      <style:text-properties style:font-name="Ubuntu Mono2" fo:font-size="22pt" style:font-size-asian="22pt" style:font-size-complex="22pt"/>
    </style:style>
    <style:style style:name="T3" style:family="text">
      <style:text-properties style:font-name="Ubuntu5" fo:font-size="32pt" style:font-size-asian="32pt" style:font-size-complex="32pt"/>
    </style:style>
    <style:style style:name="T4" style:family="text">
      <style:text-properties style:font-name="Ubuntu Mono2" fo:font-size="20pt" style:font-size-asian="20pt" style:font-size-complex="20pt"/>
    </style:style>
    <style:style style:name="T5" style:family="text">
      <style:text-properties style:font-name="Ubuntu Mono2" fo:font-size="26pt" style:font-size-asian="26pt" style:font-size-complex="26pt"/>
    </style:style>
    <style:style style:name="T6" style:family="text">
      <style:text-properties style:font-name="Ubuntu Mono2" fo:font-size="24pt" style:font-size-asian="24pt" style:font-size-complex="24pt"/>
    </style:style>
    <style:style style:name="T7" style:family="text">
      <style:text-properties style:font-name="Ubuntu Mono2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cture" presentation:presentation-page-layout-name="AL1T0">
        <office:forms form:automatic-focus="false" form:apply-design-mode="false"/>
        <draw:frame draw:style-name="gr1" draw:text-style-name="P2" draw:layer="layout" svg:width="10.668cm" svg:height="2.148cm" svg:x="9.652cm" svg:y="9.144cm">
          <draw:text-box>
            <text:p text:style-name="P1"><text:span text:style-name="T1">Integration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Saving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First question: What to save?</text:p>
                <text:list>
                  <text:list-item>
                    <text:p>The entire world state?</text:p>
                  </text:list-item>
                  <text:list-item>
                    <text:p>Selected objects?</text:p>
                  </text:list-item>
                </text:list>
              </text:list-item>
              <text:list-item>
                <text:p>Comes down to design</text:p>
                <text:list>
                  <text:list-item>
                    <text:p>I've not worked on a game that had to serialise the world</text:p>
                  </text:list-item>
                  <text:list-item>
                    <text:p>Much easier to work with a timeline</text:p>
                  </text:list-item>
                  <text:list-item>
                    <text:p>Saving flags is less error prone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Saving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Important to ask yourself why you're serialising objects. </text:p>
              </text:list-item>
              <text:list-item>
                <text:p>Often see people do this at a very low level</text:p>
                <text:list>
                  <text:list-item>
                    <text:p>Serialise the player</text:p>
                  </text:list-item>
                  <text:list-item>
                    <text:p>Serialise NPC states</text:p>
                  </text:list-item>
                  <text:list-item>
                    <text:p>Serialise states of doors, pickups etc. </text:p>
                  </text:list-item>
                  <text:list-item>
                    <text:p>Then attempt to load a scene, iterate over all these objects and deserialise from a file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Saving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It's far simpler to save events</text:p>
                <text:list>
                  <text:list-item>
                    <text:p>Has player found key?</text:p>
                  </text:list-item>
                  <text:list-item>
                    <text:p>Has player unlocked door?</text:p>
                  </text:list-item>
                  <text:list-item>
                    <text:p>Has player completed this quest?</text:p>
                  </text:list-item>
                </text:list>
              </text:list-item>
              <text:list-item>
                <text:p>The state of our world is encapsulated by identifiable booleans</text:p>
              </text:list-item>
              <text:list-item>
                <text:p>Maps to our game state architecture </text:p>
                <text:list>
                  <text:list-item>
                    <text:p>Awake() “If this has happened, what state do I need to be in? Do I even exist?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Saving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There's another big advantage</text:p>
                <text:list>
                  <text:list-item>
                    <text:p>You can flip to any world state, in the editor</text:p>
                  </text:list-item>
                  <text:list-item>
                    <text:p>Pause the splash screen, tick off the events, let the level load</text:p>
                  </text:list-item>
                  <text:list-item>
                    <text:p>This can be defined in code</text:p>
                    <text:list>
                      <text:list-item>
                        <text:p>QA can jump to any “timeline”, repeatably</text:p>
                      </text:list-item>
                    </text:list>
                  </text:list-item>
                  <text:list-item>
                    <text:p>You can be sure that you're jumping to a point late in the game that maps exactly to what the world would be in natural play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Saving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QA can share world state with the bug. </text:p>
                <text:list>
                  <text:list-item>
                    <text:p>Dump the timeline, you can load it and jump to the bug location</text:p>
                  </text:list-item>
                </text:list>
              </text:list-item>
              <text:list-item>
                <text:p>Code changes don't affect it, only design changes</text:p>
                <text:list>
                  <text:list-item>
                    <text:p>“We no longer have this event”</text:p>
                  </text:list-item>
                  <text:list-item>
                    <text:p>In practice this hasn't ever bitten me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Saving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If you serialise a lot of objects </text:p>
                <text:list>
                  <text:list-item>
                    <text:p>You can record points through natural play and share them</text:p>
                  </text:list-item>
                  <text:list-item>
                    <text:p>Code changes may break these shared saves</text:p>
                  </text:list-item>
                  <text:list-item>
                    <text:p>QA will find it harder to dump the world state</text:p>
                  </text:list-item>
                  <text:list-item>
                    <text:p>You may break player's save games if you update </text:p>
                  </text:list-item>
                </text:list>
              </text:list-item>
              <text:list-item>
                <text:p>But it is at least easy to do this reliably in Unity now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Saving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Second question: what are the platform requirements?</text:p>
                <text:list>
                  <text:list-item>
                    <text:p>Steam / console integration have their own rules</text:p>
                  </text:list-item>
                  <text:list-item>
                    <text:p>Enforce a large amount of rigour</text:p>
                  </text:list-item>
                </text:list>
              </text:list-item>
              <text:list-item>
                <text:p>What about player use case?</text:p>
                <text:list>
                  <text:list-item>
                    <text:p>Syncing?</text:p>
                  </text:list-item>
                  <text:list-item>
                    <text:p>Multiple save slots?</text:p>
                  </text:list-item>
                  <text:list-item>
                    <text:p>Multiple devices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Saving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Gets complicated quickly</text:p>
              </text:list-item>
              <text:list-item>
                <text:p>The player's crown jewels!</text:p>
                <text:list>
                  <text:list-item>
                    <text:p>No matter what happens, the save game must survive!</text:p>
                  </text:list-item>
                </text:list>
              </text:list-item>
              <text:list-item>
                <text:p>An open vector for attack</text:p>
                <text:list>
                  <text:list-item>
                    <text:p>We've all done it… ;)</text:p>
                  </text:list-item>
                </text:list>
              </text:list-item>
              <text:list-item>
                <text:p>What should happen when the game is uninstalled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PlayerPrefs</text:p>
          </draw:text-box>
        </draw:frame>
        <draw:frame presentation:style-name="pr3" draw:layer="layout" svg:width="25.329cm" svg:height="13.628cm" svg:x="1.27cm" svg:y="4.572cm" presentation:class="outline" presentation:user-transformed="true">
          <draw:text-box>
            <text:list text:style-name="L2">
              <text:list-item>
                <text:p>PlayerPrefs</text:p>
                <text:list>
                  <text:list-item>
                    <text:p>In built way to save tuples </text:p>
                  </text:list-item>
                  <text:list-item>
                    <text:p>PlayerPrefs.SetString("Player Name", "Foobar");</text:p>
                  </text:list-item>
                  <text:list-item>
                    <text:p>Platform agnostic, same code everywhere</text:p>
                  </text:list-item>
                  <text:list-item>
                    <text:p>Uses the registry on windows!</text:p>
                  </text:list-item>
                  <text:list-item>
                    <text:p>Limited data-types; int, string, float</text:p>
                  </text:list-item>
                  <text:list-item>
                    <text:p>Meant for simple stuff life screen res, etc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PlayerPrefs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It is entirely possible to use this just to save a few scores</text:p>
              </text:list-item>
              <text:list-item>
                <text:p>Will persist if game is uninstalled</text:p>
              </text:list-item>
              <text:list-item>
                <text:p>Will not sync</text:p>
              </text:list-item>
              <text:list-item>
                <text:p>Will not get backed up</text:p>
              </text:list-item>
              <text:list-item>
                <text:p>Is plain text so can be easily modified</text:p>
              </text:list-item>
              <text:list-item>
                <text:p>This is more than likely fine for Uni projects..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Json</text:p>
          </draw:text-box>
        </draw:frame>
        <draw:frame presentation:style-name="pr3" draw:layer="layout" svg:width="25.329cm" svg:height="13.628cm" svg:x="1.27cm" svg:y="4.572cm" presentation:class="outline" presentation:user-transformed="true">
          <draw:text-box>
            <text:list text:style-name="L2">
              <text:list-item>
                <text:p>Finally part of the standard API!</text:p>
              </text:list-item>
              <text:list-item>
                <text:p>Will allow low level serialisation of class instances marked [Serializable]</text:p>
                <text:list>
                  <text:list-item>
                    <text:p>string json = JsonUtility.ToJson(myObject);</text:p>
                  </text:list-item>
                  <text:list-item>
                    <text:p>myObject = JsonUtility.FromJson&lt;MyClass&gt; (json);</text:p>
                  </text:list-item>
                </text:list>
              </text:list-item>
              <text:list-item>
                <text:p>If you have a GameEvents class, with all your bool events in, job done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Json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Ish…</text:p>
              </text:list-item>
              <text:list-item>
                <text:p>Uses the half arsed Unity Serialiser </text:p>
                <text:list>
                  <text:list-item>
                    <text:p>Dictionaries not supported</text:p>
                  </text:list-item>
                  <text:list-item>
                    <text:p>Nested Arrays not supported</text:p>
                  </text:list-item>
                  <text:list-item>
                    <text:p>Generics not supported</text:p>
                  </text:list-item>
                  <text:list-item>
                    <text:p>Only handles MonoBehaviour, ScriptableObject or plain class instances</text:p>
                  </text:list-item>
                  <text:list-item>
                    <text:p>Etc…</text:p>
                  </text:list-item>
                </text:list>
              </text:list-item>
              <text:list-item>
                <text:p>Does this matter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XML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XML's a first class citizen in .Net so easy to use</text:p>
                <text:list>
                  <text:list-item>
                    <text:p>using System.Xml;</text:p>
                  </text:list-item>
                  <text:list-item>
                    <text:p>using System.Xml.Xpath;</text:p>
                  </text:list-item>
                </text:list>
              </text:list-item>
              <text:list-item>
                <text:p>It's not as hands off as the Json serilizer</text:p>
                <text:list>
                  <text:list-item>
                    <text:p>You'll need to iterate over whatever you're saving</text:p>
                  </text:list-item>
                  <text:list-item>
                    <text:p>Create elements, Add Elements</text:p>
                  </text:list-item>
                </text:list>
              </text:list-item>
              <text:list-item>
                <text:p>This is why most people hate it…</text:p>
              </text:list-item>
              <text:list-item>
                <text:p>Xpath is great, but no need for you to learn it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Where?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Where to save?</text:p>
              </text:list-item>
              <text:list-item>
                <text:p>Steam cloud has a couple of options</text:p>
                <text:list>
                  <text:list-item>
                    <text:p>Auto-cloud: back up specific files from a predetermined location</text:p>
                    <text:list>
                      <text:list-item>
                        <text:p>Install Dir, MyDocuments, AppLocal, AppRoaming, etc</text:p>
                      </text:list-item>
                    </text:list>
                  </text:list-item>
                  <text:list-item>
                    <text:p>Full-cloud: you use the api to push the data to the cloud…</text:p>
                  </text:list-item>
                </text:list>
              </text:list-item>
              <text:list-item>
                <text:p>Consoles work in a similar manner</text:p>
              </text:list-item>
              <text:list-item>
                <text:p>IOS/Android more custo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Where?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Easy: </text:p>
                <text:list>
                  <text:list-item>
                    <text:p>Create a save folder next to executable location</text:p>
                    <text:list>
                      <text:list-item>
                        <text:p>One of the Steam options, so hidden from the majority of players</text:p>
                      </text:list-item>
                    </text:list>
                  </text:list-item>
                  <text:list-item>
                    <text:p>Path.GetFullPath(".") + "/savegames";</text:p>
                  </text:list-item>
                  <text:list-item>
                    <text:p>DRM free versions will delete saves when uninstalled… GoG etc. </text:p>
                  </text:list-item>
                </text:list>
              </text:list-item>
              <text:list-item>
                <text:p>Or:</text:p>
                <text:list>
                  <text:list-item>
                    <text:p>Application.persistentDataPath</text:p>
                    <text:list>
                      <text:list-item>
                        <text:p>AppData\Local on windows ~\Library on Ma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Plain Text?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I think we all know why not to do this…</text:p>
              </text:list-item>
              <text:list-item>
                <text:p>At a minimum, save as binary</text:p>
                <text:list>
                  <text:list-header>
                    <text:p><text:span text:style-name="T2">BinaryFormatter bf = new BinaryFormatter();</text:span></text:p>
                    <text:p><text:span text:style-name="T2">Stream stream = File.Open(sPath, FileMode.Create);</text:span></text:p>
                    <text:p><text:span text:style-name="T2">bf.Serialize(stream, sMyString);</text:span></text:p>
                  </text:list-header>
                </text:list>
              </text:list-item>
              <text:list-item>
                <text:p><text:span text:style-name="T3">For real fun:</text:span></text:p>
                <text:list>
                  <text:list-header>
                    <text:p><text:span text:style-name="T4">byte[] keyArray = UTF8Encoding.UTF8.GetBytes("GARETHRULES");</text:span></text:p>
                    <text:p><text:span text:style-name="T4">byte[] toEncryptArray = UTF8Encoding.UTF8.GetBytes(sMyString);</text:span></text:p>
                    <text:p><text:span text:style-name="T4">RijndaelManaged rDel = new RijndaelManaged();</text:span></text:p>
                    <text:p><text:span text:style-name="T4">rDel.Key = keyArray;</text:span></text:p>
                    <text:p><text:span text:style-name="T4">rDel.Mode = CipherMode.ECB;</text:span></text:p>
                    <text:p><text:span text:style-name="T4">rDel.Padding = PaddingMode.PKCS7;</text:span></text:p>
                    <text:p><text:span text:style-name="T4">ICryptoTransform cTransform = rDel.CreateEncryptor();</text:span></text:p>
                    <text:p><text:span text:style-name="T4">byte[] resultArray = cTransform.TransformFinalBlock(toEncryptArray, 0, toEncryptArray.Length);</text:span></text:p>
                    <text:p><text:span text:style-name="T4">return Convert.ToBase64String(resultArray, 0, resultArray.Length)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Plain Text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Binary formatting is still trivial to break</text:p>
              </text:list-item>
              <text:list-item>
                <text:p>Players WILL do this</text:p>
                <text:list>
                  <text:list-item>
                    <text:p>And then expect you to support them when the game is broken. </text:p>
                  </text:list-item>
                </text:list>
              </text:list-item>
              <text:list-item>
                <text:p>A bit of encryption gets you away from that</text:p>
              </text:list-item>
              <text:list-item>
                <text:p>But!</text:p>
                <text:list>
                  <text:list-item>
                    <text:p>Release and Debug builds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Other stuff...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Steam API:</text:p>
                <text:list>
                  <text:list-item>
                    <text:p>https://steamworks.github.io/</text:p>
                  </text:list-item>
                </text:list>
              </text:list-item>
              <text:list-item>
                <text:p><text:s/>Game sparks:</text:p>
                <text:list>
                  <text:list-item>
                    <text:p>https://www.gamesparks.com/</text:p>
                  </text:list-item>
                </text:list>
              </text:list-item>
              <text:list-item>
                <text:p>Don't roll your ow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Localisation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Never ever ever ever put a raw string into the code!</text:p>
                <text:p><text:span text:style-name="T5">public enum tLOC_Identifier</text:span></text:p>
                <text:p><text:span text:style-name="T5">{</text:span></text:p>
                <text:list>
                  <text:list-header>
                    <text:p><text:span text:style-name="T5">_UI_FE_START = 1,</text:span></text:p>
                    <text:p><text:span text:style-name="T5">_UI_FE_PLAYGAME = 2,</text:span></text:p>
                    <text:p><text:span text:style-name="T5">_UI_FE_SETTINGS = 3,</text:span></text:p>
                    <text:p><text:span text:style-name="T5">_UI_FE_EXITGAME = 4, etc...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Localisation</text:p>
          </draw:text-box>
        </draw:frame>
        <draw:frame presentation:style-name="pr3" draw:text-style-name="P5" draw:layer="layout" svg:width="25.329cm" svg:height="13.628cm" svg:x="1.27cm" svg:y="4.572cm" presentation:class="outline">
          <draw:text-box>
            <text:list text:style-name="L2">
              <text:list-header>
                <text:p text:style-name="P5"><text:span text:style-name="T5">public static string[] LOC_English = {</text:span></text:p>
                <text:list>
                  <text:list-header>
                    <text:p><text:span text:style-name="T5">"Start",</text:span></text:p>
                    <text:p><text:span text:style-name="T5">"Play Game",</text:span></text:p>
                    <text:p><text:span text:style-name="T5">"Settings",</text:span></text:p>
                    <text:p><text:span text:style-name="T5">"Exit Game", etc…</text:span></text:p>
                    <text:p><text:span text:style-name="T5"/></text:p>
                  </text:list-header>
                </text:list>
                <text:p><text:span text:style-name="T5">public static string[] LOC_Finnish = {</text:span></text:p>
                <text:list>
                  <text:list-header>
                    <text:p><text:span text:style-name="T5">"Aloita",</text:span></text:p>
                    <text:p><text:span text:style-name="T5">"Pelaa",</text:span></text:p>
                    <text:p><text:span text:style-name="T5">"Asetukset",</text:span></text:p>
                    <text:p><text:span text:style-name="T5">"Poistu",etc...</text:span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Localisation</text:p>
          </draw:text-box>
        </draw:frame>
        <draw:frame presentation:style-name="pr3" draw:text-style-name="P6" draw:layer="layout" svg:width="25.329cm" svg:height="13.628cm" svg:x="1.27cm" svg:y="4.572cm" presentation:class="outline">
          <draw:text-box>
            <text:list text:style-name="L2">
              <text:list-header>
                <text:p text:style-name="P6"><text:span text:style-name="T6">switch (m_gcGameEventsManager.m_iPREFS_Language)</text:span></text:p>
                <text:p text:style-name="P6"><text:span text:style-name="T6">{</text:span></text:p>
                <text:p text:style-name="P6"><text:span text:style-name="T6"><text:s text:c="2"/></text:span><text:span text:style-name="T6">case GameGlobals.tLOC_Languages._English:</text:span></text:p>
                <text:p text:style-name="P6"><text:span text:style-name="T6"><text:s text:c="3"/></text:span><text:span text:style-name="T6">sString = LOC_Strings.LOC_English[(int)iStringID];</text:span></text:p>
                <text:p text:style-name="P6"><text:span text:style-name="T6"><text:s text:c="3"/></text:span><text:span text:style-name="T6">break;</text:span></text:p>
                <text:p text:style-name="P6"><text:span text:style-name="T6"><text:s text:c="2"/></text:span><text:span text:style-name="T6">case GameGlobals.tLOC_Languages._Finnish:</text:span></text:p>
                <text:p text:style-name="P6"><text:span text:style-name="T6"><text:s text:c="3"/></text:span><text:span text:style-name="T6">sString = LOC_Strings.LOC_Finnish[(int)iStringID];</text:span></text:p>
                <text:p text:style-name="P6"><text:span text:style-name="T6"><text:s text:c="3"/></text:span><text:span text:style-name="T6">break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Localisation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The enum: <text:span text:style-name="T5">enum tLOC_Identifier </text:span><text:span text:style-name="T3">will be a dropdown list in the editor</text:span></text:p>
              </text:list-item>
              <text:list-item>
                <text:p><text:span text:style-name="T3">Anywhere you need a string, use the identifier!</text:span></text:p>
              </text:list-item>
              <text:list-item>
                <text:p><text:span text:style-name="T3">You can change languages by setting one variable. </text:span></text:p>
                <text:list>
                  <text:list-item>
                    <text:p><text:span text:style-name="T3">Steam API: </text:span><text:span text:style-name="T7">GetCurrentGameLanguage();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user-transformed="true">
          <draw:text-box>
            <text:p>Localisation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The strings can be auto generated</text:p>
                <text:list>
                  <text:list-item>
                    <text:p>For Lumo I had:</text:p>
                    <text:list>
                      <text:list-item>
                        <text:p>Open Doc Spreadsheet</text:p>
                      </text:list-item>
                      <text:list-item>
                        <text:p>Localisation company can edit the spreadsheet</text:p>
                      </text:list-item>
                      <text:list-item>
                        <text:p>Python script that parsed the spreadsheet and generated the LOC_Strings.cs class</text:p>
                      </text:list-item>
                    </text:list>
                  </text:list-item>
                  <text:list-item>
                    <text:p>Any time there's a bug, update the spreadsheet, run the script. </text:p>
                  </text:list-item>
                  <text:list-item>
                    <text:p>Example in my Github: </text:p>
                    <text:list>
                      <text:list-item>
                        <text:p>TripleEh/Misc/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Light1" svg:font-family="'Gill Sans Light'"/>
    <style:font-face style:name="Ubunto" svg:font-family="Ubunto"/>
    <style:font-face style:name="Ubuntu Mono2" svg:font-family="'Ubuntu Mono'" style:font-family-generic="modern" style:font-pitch="fixed"/>
    <style:font-face style:name="Ubuntu Mono1" svg:font-family="'Ubuntu Mono'" style:font-adornments="Italic" style:font-family-generic="modern" style:font-pitch="fixed"/>
    <style:font-face style:name="Arial1" svg:font-family="Arial" style:font-pitch="variable"/>
    <style:font-face style:name="Gill Sans Light" svg:font-family="'Gill Sans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Ubuntu2" svg:font-family="Ubuntu" style:font-adornments="Italic" style:font-pitch="variable"/>
    <style:font-face style:name="Ubuntu Condensed" svg:font-family="'Ubuntu Condensed'" style:font-pitch="variable"/>
    <style:font-face style:name="Ubuntu Medium1" svg:font-family="'Ubuntu Medium'" style:font-pitch="variable"/>
    <style:font-face style:name="Ubuntu3" svg:font-family="Ubuntu" style:font-adornments="Italic" style:font-family-generic="modern" style:font-pitch="variable"/>
    <style:font-face style:name="Ubuntu Mono" svg:font-family="'Ubuntu Mono'" style:font-adornments="Italic" style:font-family-generic="modern" style:font-pitch="variable"/>
    <style:font-face style:name="Gill Sans Light2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Italic" style:font-family-generic="roman" style:font-pitch="variable"/>
    <style:font-face style:name="Ubuntu Medium" svg:font-family="'Ubuntu Medium'" style:font-family-generic="roman" style:font-pitch="variable"/>
    <style:font-face style:name="Ubuntu5" svg:font-family="Ubuntu" style:font-family-generic="swiss" style:font-pitch="variable"/>
    <style:font-face style:name="Ubuntu4" svg:font-family="Ubuntu" style:font-adornments="Italic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ill Sans Light3" svg:font-family="'Gill Sans Light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msFillBitmap_20_2" draw:display-name="msFillBitmap 2" xlink:href="Pictures/100000000000080000000600A9BC984E18D6060F.jpg" xlink:type="simple" xlink:show="embed" xlink:actuate="onLoad"/>
    <draw:opacity draw:name="Transparency_20_42" draw:display-name="Transparency 42" draw:style="radial" draw:cx="50%" draw:cy="50%" draw:start="90%" draw:end="0%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cture-background" style:family="presentation">
      <style:graphic-properties draw:stroke="none" draw:fill="none"/>
      <style:text-properties style:letter-kerning="true"/>
    </style:style>
    <style:style style:name="Le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cture-outline1" style:family="presentation">
      <style:graphic-properties draw:stroke="none" draw:fill="none" draw:auto-grow-height="false" draw:fit-to-size="shrink-to-fit">
        <text:list-style style:name="Le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102cm" fo:margin-bottom="0.508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Italic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cture-outline2" style:family="presentation" style:parent-style-name="Lecture-outline1">
      <style:paragraph-properties fo:margin-top="0cm" fo:margin-bottom="0.4cm"/>
      <style:text-properties style:font-name="Ubuntu2" fo:font-family="Ubuntu" style:font-style-name="Italic" style:font-pitch="variable" fo:font-size="28pt" style:font-size-asian="28pt" style:font-size-complex="28pt"/>
    </style:style>
    <style:style style:name="Lecture-outline3" style:family="presentation" style:parent-style-name="Lecture-outline2">
      <style:paragraph-properties fo:margin-top="0cm" fo:margin-bottom="0.3cm"/>
      <style:text-properties style:font-name="Ubuntu2" fo:font-family="Ubuntu" style:font-style-name="Italic" style:font-pitch="variable" fo:font-size="24pt" style:font-size-asian="24pt" style:font-size-complex="24pt"/>
    </style:style>
    <style:style style:name="Lecture-outline4" style:family="presentation" style:parent-style-name="Lecture-outline3">
      <style:paragraph-properties fo:margin-top="0cm" fo:margin-bottom="0.2cm"/>
      <style:text-properties style:font-name="Ubuntu2" fo:font-family="Ubuntu" style:font-style-name="Italic" style:font-pitch="variable" fo:font-size="20pt" style:font-size-asian="20pt" style:font-size-complex="20pt"/>
    </style:style>
    <style:style style:name="Lecture-outline5" style:family="presentation" style:parent-style-name="Lecture-outline4">
      <style:paragraph-properties fo:margin-top="0cm" fo:margin-bottom="0.1cm"/>
      <style:text-properties style:font-name="Ubuntu2" fo:font-family="Ubuntu" style:font-style-name="Italic" style:font-pitch="variable" fo:font-size="20pt" style:font-size-asian="20pt" style:font-size-complex="20pt"/>
    </style:style>
    <style:style style:name="Lecture-outline6" style:family="presentation" style:parent-style-name="Lecture-outline5">
      <style:paragraph-properties fo:margin-top="0cm" fo:margin-bottom="0.1cm"/>
      <style:text-properties style:font-name="Ubuntu2" fo:font-family="Ubuntu" style:font-style-name="Italic" style:font-pitch="variable" fo:font-size="20pt" style:font-size-asian="20pt" style:font-size-complex="20pt"/>
    </style:style>
    <style:style style:name="Lecture-outline7" style:family="presentation" style:parent-style-name="Lecture-outline6">
      <style:paragraph-properties fo:margin-top="0cm" fo:margin-bottom="0.1cm"/>
      <style:text-properties style:font-name="Ubuntu2" fo:font-family="Ubuntu" style:font-style-name="Italic" style:font-pitch="variable" fo:font-size="20pt" style:font-size-asian="20pt" style:font-size-complex="20pt"/>
    </style:style>
    <style:style style:name="Lecture-outline8" style:family="presentation" style:parent-style-name="Lecture-outline7">
      <style:paragraph-properties fo:margin-top="0cm" fo:margin-bottom="0.1cm"/>
      <style:text-properties fo:font-size="20pt" style:font-size-asian="20pt" style:font-size-complex="20pt"/>
    </style:style>
    <style:style style:name="Lecture-outline9" style:family="presentation" style:parent-style-name="Lecture-outline8">
      <style:paragraph-properties fo:margin-top="0cm" fo:margin-bottom="0.1cm"/>
      <style:text-properties fo:font-size="20pt" style:font-size-asian="20pt" style:font-size-complex="20pt"/>
    </style:style>
    <style:style style:name="Lecture-subtitle" style:family="presentation">
      <style:graphic-properties draw:stroke="none" draw:fill="none" draw:textarea-vertical-align="middle">
        <text:list-style style:name="Le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cture-title" style:family="presentation">
      <style:graphic-properties draw:stroke="none" draw:fill="none" draw:textarea-vertical-align="middle">
        <text:list-style style:name="Le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 Medium1" fo:font-family="'Ubuntu Medium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6__20_Bullets-background" style:display-name="Title &amp; Bullet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shrink-to-fit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center" fo:text-indent="0cm"/>
      <style:text-properties fo:font-variant="normal" fo:text-transform="none" fo:color="#535353" style:text-outline="false" style:text-line-through-style="none" style:text-line-through-type="none" style:text-position="0% 100%" style:font-name="Gill Sans Light1" fo:font-family="'Gill Sans Light'" fo:font-size="38pt" fo:letter-spacing="normal" fo:font-style="normal" fo:text-shadow="none" style:text-underline-style="none" fo:font-weight="normal" style:letter-kerning="true" fo:background-color="#ffffff" style:font-name-asian="Gill Sans Light1" style:font-family-asian="'Gill Sans Light'" style:font-size-asian="38pt" style:font-style-asian="normal" style:font-weight-asian="normal" style:font-name-complex="Gill Sans Light1" style:font-family-complex="'Gill Sans Light'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4cm" fo:margin-bottom="0cm" fo:line-height="100%" fo:text-align="center" fo:text-indent="0cm"/>
      <style:text-properties fo:font-variant="normal" fo:text-transform="none" fo:color="#535353" style:text-line-through-style="none" style:text-line-through-type="none" style:text-position="0% 100%" style:font-name="Gill Sans Light1" fo:font-family="'Gill Sans Light'" fo:font-size="38pt" fo:letter-spacing="normal" fo:font-style="normal" style:text-underline-style="none" fo:font-weight="normal" style:font-name-asian="Gill Sans Light1" style:font-family-asian="'Gill Sans Light'" style:font-size-asian="38pt" style:font-style-asian="normal" style:font-weight-asian="normal" style:font-name-complex="Gill Sans Light1" style:font-family-complex="'Gill Sans Light'" style:font-size-complex="38pt" style:font-style-complex="normal" style:font-weight-complex="normal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3cm" fo:margin-bottom="0cm" fo:line-height="100%" fo:text-align="center" fo:text-indent="0cm"/>
      <style:text-properties fo:font-variant="normal" fo:text-transform="none" fo:color="#535353" style:text-line-through-style="none" style:text-line-through-type="none" style:text-position="0% 100%" style:font-name="Gill Sans Light1" fo:font-family="'Gill Sans Light'" fo:font-size="38pt" fo:letter-spacing="normal" fo:font-style="normal" style:text-underline-style="none" fo:font-weight="normal" style:font-name-asian="Gill Sans Light1" style:font-family-asian="'Gill Sans Light'" style:font-size-asian="38pt" style:font-style-asian="normal" style:font-weight-asian="normal" style:font-name-complex="Gill Sans Light1" style:font-family-complex="'Gill Sans Light'" style:font-size-complex="38pt" style:font-style-complex="normal" style:font-weight-complex="normal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2cm" fo:margin-bottom="0cm" fo:line-height="100%" fo:text-align="center" fo:text-indent="0cm"/>
      <style:text-properties fo:font-variant="normal" fo:text-transform="none" fo:color="#535353" style:text-line-through-style="none" style:text-line-through-type="none" style:text-position="0% 100%" style:font-name="Gill Sans Light1" fo:font-family="'Gill Sans Light'" fo:font-size="38pt" fo:letter-spacing="normal" fo:font-style="normal" style:text-underline-style="none" fo:font-weight="normal" style:font-name-asian="Gill Sans Light1" style:font-family-asian="'Gill Sans Light'" style:font-size-asian="38pt" style:font-style-asian="normal" style:font-weight-asian="normal" style:font-name-complex="Gill Sans Light1" style:font-family-complex="'Gill Sans Light'" style:font-size-complex="38pt" style:font-style-complex="normal" style:font-weight-complex="normal"/>
    </style:style>
    <style:style style:name="Title_20__26__20_Bullets-outline5" style:display-name="Title &amp; Bullets-outline5" style:family="presentation" style:parent-style-name="Title_20__26_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535353" style:text-outline="false" style:text-line-through-style="none" style:text-line-through-type="none" style:text-position="0% 100%" style:font-name="Gill Sans Light1" fo:font-family="'Gill Sans Light'" fo:font-size="42pt" fo:letter-spacing="normal" fo:font-style="normal" fo:text-shadow="none" style:text-underline-style="none" fo:font-weight="normal" style:letter-kerning="true" fo:background-color="#ffffff" style:font-name-asian="Gill Sans Light1" style:font-family-asian="'Gill Sans Light'" style:font-size-asian="42pt" style:font-style-asian="normal" style:font-weight-asian="normal" style:font-name-complex="Gill Sans Light1" style:font-family-complex="'Gill Sans Light'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ecture-backgroundobjects">
      <style:graphic-properties draw:marker-start="Dimension_20_Lines" draw:fill-color="#cccccc" draw:opacity="100%" draw:opacity-name="Transparency_20_42" draw:textarea-vertical-align="middle" draw:auto-grow-height="false"/>
    </style:style>
    <style:style style:name="Mpr2" style:family="presentation" style:parent-style-name="Lecture-backgroundobjects">
      <style:graphic-properties svg:stroke-color="#808080" draw:fill-color="#b2b2b2" draw:opacity="51%" draw:textarea-vertical-align="middle" draw:auto-grow-height="false"/>
    </style:style>
    <style:style style:name="Mpr3" style:family="presentation" style:parent-style-name="Lecture-backgroundobjects">
      <style:graphic-properties draw:stroke="none" draw:fill="none" draw:fill-color="#ffffff" draw:auto-grow-height="false" fo:min-height="1.449cm"/>
    </style:style>
    <style:style style:name="Mpr4" style:family="presentation" style:parent-style-name="Lecture-backgroundobjects">
      <style:graphic-properties svg:stroke-color="#808080" draw:fill-color="#b2b2b2" draw:opacity="51%" draw:textarea-vertical-align="middle" draw:auto-grow-height="false"/>
    </style:style>
    <style:style style:name="Mpr5" style:family="presentation" style:parent-style-name="Lecture-backgroundobjects">
      <style:graphic-properties svg:stroke-width="0.051cm" svg:stroke-color="#2c001e" draw:marker-start-width="0.276cm" draw:marker-end-width="0.276cm" draw:fill="none" draw:textarea-vertical-align="middle" fo:padding-top="0.025cm" fo:padding-bottom="0.025cm" fo:padding-left="0.025cm" fo:padding-right="0.025cm"/>
    </style:style>
    <style:style style:name="Mpr6" style:family="presentation" style:parent-style-name="Lecture-backgroundobjects">
      <style:graphic-properties draw:stroke="none" draw:fill="none" draw:fill-color="#ffffff" draw:auto-grow-height="false" fo:min-height="1.485cm"/>
    </style:style>
    <style:style style:name="Mpr7" style:family="presentation" style:parent-style-name="Lectur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Mpr9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10" style:family="presentation" style:parent-style-name="Title_20__26__20_Bullets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_20__26__20_Bullet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cccccc" draw:opacity="100%" draw:opacity-name="Transparency_20_42"/>
      <style:paragraph-properties fo:text-align="center"/>
    </style:style>
    <style:style style:name="MP6" style:family="paragraph">
      <loext:graphic-properties draw:fill-color="#b2b2b2" draw:opacity="51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loext:graphic-properties draw:fill-color="#b2b2b2" draw:opacity="51%"/>
      <style:paragraph-properties fo:text-align="center"/>
      <style:text-properties style:font-name="Ubuntu Condensed" fo:font-size="14pt" style:font-size-asian="14pt" style:font-size-complex="14pt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margin-top="0cm" fo:margin-bottom="0cm" fo:line-height="100%" fo:text-align="center"/>
    </style:style>
    <style:style style:name="MP13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1.341cm" fo:margin-bottom="0cm" fo:line-height="100%" fo:text-align="start" fo:text-indent="0cm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 Condensed" fo:font-size="14pt" style:font-size-asian="14pt" style:font-size-complex="14pt"/>
    </style:style>
    <style:style style:name="MT3" style:family="text">
      <style:text-properties fo:text-transform="uppercase" fo:color="#535353" style:text-line-through-style="none" style:text-line-through-type="none" style:text-position="0% 100%" style:font-name="Gill Sans Light1" fo:font-size="72pt" fo:letter-spacing="normal" fo:font-style="normal" style:text-underline-style="none" fo:font-weight="normal" style:font-name-asian="Gill Sans Light1" style:font-size-asian="72pt" style:font-style-asian="normal" style:font-weight-asian="normal" style:font-name-complex="Gill Sans Light1" style:font-size-complex="72pt" style:font-style-complex="normal" style:font-weight-complex="normal"/>
    </style:style>
    <style:style style:name="MT4" style:family="text">
      <style:text-properties fo:font-variant="normal" fo:text-transform="none" fo:color="#535353" style:text-line-through-style="none" style:text-line-through-type="none" style:text-position="0% 100%" style:font-name="Gill Sans Light1" fo:font-size="38pt" fo:letter-spacing="normal" fo:font-style="normal" style:text-underline-style="none" fo:font-weight="normal" style:font-name-asian="Gill Sans Light1" style:font-size-asian="38pt" style:font-style-asian="normal" style:font-weight-asian="normal" style:font-name-complex="Gill Sans Light1" style:font-size-complex="3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ctur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Lecture-title" draw:layer="backgroundobjects" svg:width="25.199cm" svg:height="2.465cm" svg:x="1.4cm" svg:y="0.583cm" presentation:class="titl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4" draw:text-style-name="MP10" draw:layer="backgroundobjects" svg:width="28cm" svg:height="1.95cm" svg:x="0cm" svg:y="19.05cm">
        <text:p text:style-name="MP9"><text:span text:style-name="MT2">Programming 2</text:span></text:p>
        <draw:enhanced-geometry svg:viewBox="0 0 21600 21600" draw:type="rectangle" draw:enhanced-path="M 0 0 L 21600 0 21600 21600 0 21600 0 0 Z N"/>
      </draw:custom-shape>
      <draw:line presentation:style-name="Mpr5" draw:text-style-name="MP11" draw:layer="backgroundobjects" svg:x1="0cm" svg:y1="3.81cm" svg:x2="28cm" svg:y2="3.81cm">
        <text:p/>
      </draw:line>
      <draw:line presentation:style-name="Mpr5" draw:text-style-name="MP11" draw:layer="backgroundobjects" svg:x1="0cm" svg:y1="19.05cm" svg:x2="28cm" svg:y2="19.05cm">
        <text:p/>
      </draw:line>
      <draw:frame presentation:style-name="Lecture-outline1" draw:layer="backgroundobjects" svg:width="25.329cm" svg:height="13.628cm" svg:x="1.27cm" svg:y="4.57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Lecture-title" draw:layer="backgroundobjects" svg:width="14.848cm" svg:height="11.136cm" svg:x="3.075cm" svg:y="2.257cm" presentation:class="page"/>
        <draw:frame presentation:style-name="Lectur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Bullets" style:display-name="Title &amp; Bullets" style:page-layout-name="PM1" draw:style-name="Mdp2">
      <draw:frame draw:name="Shape 14" presentation:style-name="Mpr8" draw:text-style-name="MP13" draw:layer="backgroundobjects" svg:width="34.148cm" svg:height="6.772cm" svg:x="0.988cm" svg:y="0.706cm" presentation:class="title" presentation:user-transformed="true">
        <draw:text-box>
          <text:p text:style-name="MP12"><text:span text:style-name="MT3">Title Text</text:span></text:p>
        </draw:text-box>
      </draw:frame>
      <draw:frame draw:name="Shape 15" presentation:style-name="Mpr9" draw:text-style-name="MP16" draw:layer="backgroundobjects" svg:width="34.148cm" svg:height="16.227cm" svg:x="0.988cm" svg:y="8.855cm" presentation:class="outline" presentation:user-transformed="true">
        <draw:text-box>
          <text:list text:style-name="ML3">
            <text:list-item>
              <text:p text:style-name="MP14"><text:span text:style-name="MT4">Click to edit the outline text format</text:span></text:p>
              <text:list>
                <text:list-item>
                  <text:p text:style-name="MP14"><text:span text:style-name="MT4">Second Outline Level</text:span></text:p>
                  <text:list>
                    <text:list-item>
                      <text:p text:style-name="MP14"><text:span text:style-name="MT4">Third Outline Level</text:span></text:p>
                      <text:list>
                        <text:list-item>
                          <text:p text:style-name="MP14"><text:span text:style-name="MT4">Fourth Outline Level</text:span></text:p>
                          <text:list>
                            <text:list-item>
                              <text:p text:style-name="MP14"><text:span text:style-name="MT4">Fifth Outline Level</text:span></text:p>
                              <text:list>
                                <text:list-item>
                                  <text:p text:style-name="MP14"><text:span text:style-name="MT4">Sixth Outline Level</text:span></text:p>
                                  <text:list>
                                    <text:list-item>
                                      <text:p><text:span text:style-name="MT4">Seventh Outline LevelBody Level One</text:span></text:p>
                                      <text:list>
                                        <text:list-item>
                                          <text:p><text:span text:style-name="MT4">Body Level Two</text:span></text:p>
                                          <text:list>
                                            <text:list-item>
                                              <text:p><text:span text:style-name="MT4">Body Level Three</text:span></text:p>
                                              <text:list>
                                                <text:list-item>
                                                  <text:p text:style-name="MP15"><text:span text:style-name="MT4">Body Level Four</text:span></text:p>
                                                </text:list-item>
                                                <text:list-item>
                                                  <text:p text:style-name="MP15"><text:span text:style-name="MT4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_26__20_Bullets-title" draw:layer="backgroundobjects" svg:width="14.848cm" svg:height="11.136cm" svg:x="3.075cm" svg:y="2.257cm" presentation:class="page"/>
        <draw:frame presentation:style-name="Title_20__26__20_Bullets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reth Noyce</meta:initial-creator>
    <meta:creation-date>2015-04-07T20:35:20.495112951</meta:creation-date>
    <dc:date>2017-02-15T12:02:40.695000000</dc:date>
    <meta:editing-duration>P2DT11H7M29S</meta:editing-duration>
    <meta:editing-cycles>195</meta:editing-cycles>
    <meta:generator>LibreOffice/5.2.3.3$Windows_x86 LibreOffice_project/d54a8868f08a7b39642414cf2c8ef2f228f780cf</meta:generator>
    <meta:document-statistic meta:object-count="129"/>
  </office:meta>
</office:document-meta>
</file>